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A0000028ACEDEBFC95F3AA6E7.jpg" manifest:media-type="image/jpeg"/>
  <manifest:file-entry manifest:full-path="Pictures/1000000000000258000001E075A195B84B5B8782.jpg" manifest:media-type="image/jpeg"/>
  <manifest:file-entry manifest:full-path="Pictures/1000000000000258000001E0D275F196680BB1C4.jpg" manifest:media-type="image/jpeg"/>
  <manifest:file-entry manifest:full-path="Pictures/100002010000041E000003030B0D57CC38B7CE3A.png" manifest:media-type="image/png"/>
  <manifest:file-entry manifest:full-path="Pictures/10000201000002F90000024760FDB187C5223261.png" manifest:media-type="image/png"/>
  <manifest:file-entry manifest:full-path="Pictures/10000201000004F4000003A6BA20552F9C1D0783.png" manifest:media-type="image/png"/>
  <manifest:file-entry manifest:full-path="Pictures/10000201000002C0000002BD405C9A1A27B14547.png" manifest:media-type="image/png"/>
  <manifest:file-entry manifest:full-path="Pictures/10000201000002E8000002AEFBE626CC795E59C9.png" manifest:media-type="image/png"/>
  <manifest:file-entry manifest:full-path="Pictures/10000201000003AC0000034D49B3D2AF47CB03C6.png" manifest:media-type="image/png"/>
  <manifest:file-entry manifest:full-path="Pictures/1000000000000253000001C8F9D91DF9759A1F05.jpg" manifest:media-type="image/jpeg"/>
  <manifest:file-entry manifest:full-path="Pictures/10000201000002D60000028E451BC80F0D6D5438.png" manifest:media-type="image/png"/>
  <manifest:file-entry manifest:full-path="Pictures/10000201000004C200000478D039FC47E383EB6B.png" manifest:media-type="image/png"/>
  <manifest:file-entry manifest:full-path="Pictures/10000201000003C3000002EF6A36F95D5D541937.png" manifest:media-type="image/png"/>
  <manifest:file-entry manifest:full-path="Pictures/100000000000025800000258C8F0ADCB72DFADD9.jpg" manifest:media-type="image/jpeg"/>
  <manifest:file-entry manifest:full-path="Pictures/100002010000020600000213E4F7C6F1BD82589E.png" manifest:media-type="image/png"/>
  <manifest:file-entry manifest:full-path="Pictures/10000201000005340000032C78FBEF4C1D8DBDF1.png" manifest:media-type="image/png"/>
  <manifest:file-entry manifest:full-path="Pictures/10000201000003D20000036D839F6D8B40E90C1E.png" manifest:media-type="image/png"/>
  <manifest:file-entry manifest:full-path="Pictures/10000201000004C20000034B68F834C0EC1DB247.png" manifest:media-type="image/png"/>
  <manifest:file-entry manifest:full-path="Pictures/100002010000040300000394BDCA00F33808DC38.png" manifest:media-type="image/png"/>
  <manifest:file-entry manifest:full-path="Pictures/10000201000003A30000035E721CA0A5AB2DCC0A.png" manifest:media-type="image/png"/>
  <manifest:file-entry manifest:full-path="Pictures/1000000000000280000002803355A5C9B220A452.jpg" manifest:media-type="image/jpeg"/>
  <manifest:file-entry manifest:full-path="Pictures/1000020100000270000002E5653B31FAC51267B4.png" manifest:media-type="image/png"/>
  <manifest:file-entry manifest:full-path="Pictures/100002010000030B000002A7CF37BBA50F938F91.png" manifest:media-type="image/png"/>
  <manifest:file-entry manifest:full-path="Pictures/1000020100000A00000005A0F58C2A8DBA4ACA8A.png" manifest:media-type="image/png"/>
  <manifest:file-entry manifest:full-path="Pictures/10000201000001AB000001BACE8D3B17370CEBAE.png" manifest:media-type="image/png"/>
  <manifest:file-entry manifest:full-path="Pictures/10000201000002E300000211BF01239031E35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0.96pt"/>
    </style:style>
    <style:style style:name="co2" style:family="table-column">
      <style:table-column-properties fo:break-before="auto" style:column-width="348.24pt"/>
    </style:style>
    <style:style style:name="co3" style:family="table-column">
      <style:table-column-properties fo:break-before="auto" style:column-width="74.0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83.45pt"/>
    </style:style>
    <style:style style:name="co12" style:family="table-column">
      <style:table-column-properties fo:break-before="auto" style:column-width="126.2pt"/>
    </style:style>
    <style:style style:name="co13" style:family="table-column">
      <style:table-column-properties fo:break-before="auto" style:column-width="154.06pt"/>
    </style:style>
    <style:style style:name="co14" style:family="table-column">
      <style:table-column-properties fo:break-before="auto" style:column-width="119.25pt"/>
    </style:style>
    <style:style style:name="co15" style:family="table-column">
      <style:table-column-properties fo:break-before="auto" style:column-width="256.11pt"/>
    </style:style>
    <style:style style:name="co16" style:family="table-column">
      <style:table-column-properties fo:break-before="auto" style:column-width="93.74pt"/>
    </style:style>
    <style:style style:name="co17" style:family="table-column">
      <style:table-column-properties fo:break-before="auto" style:column-width="60.49pt"/>
    </style:style>
    <style:style style:name="co18" style:family="table-column">
      <style:table-column-properties fo:break-before="auto" style:column-width="150.94pt"/>
    </style:style>
    <style:style style:name="co19" style:family="table-column">
      <style:table-column-properties fo:break-before="auto" style:column-width="33.45pt"/>
    </style:style>
    <style:style style:name="co20" style:family="table-column">
      <style:table-column-properties fo:break-before="auto" style:column-width="167.56pt"/>
    </style:style>
    <style:style style:name="co21" style:family="table-column">
      <style:table-column-properties fo:break-before="auto" style:column-width="32.54pt"/>
    </style:style>
    <style:style style:name="co22" style:family="table-column">
      <style:table-column-properties fo:break-before="auto" style:column-width="171.44pt"/>
    </style:style>
    <style:style style:name="co23" style:family="table-column">
      <style:table-column-properties fo:break-before="auto" style:column-width="27.89pt"/>
    </style:style>
    <style:style style:name="co24" style:family="table-column">
      <style:table-column-properties fo:break-before="auto" style:column-width="145.84pt"/>
    </style:style>
    <style:style style:name="co25" style:family="table-column">
      <style:table-column-properties fo:break-before="auto" style:column-width="28.69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0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14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0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12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12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14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45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9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156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157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158" style:family="table-cell" style:parent-style-name="Default">
      <style:table-cell-properties fo:background-color="#ed1c24" fo:border="0.06pt solid #000000" style:vertical-align="middle"/>
      <style:text-properties style:font-name="DejaVu Sans" fo:font-size="10pt" style:font-size-asian="10pt" style:font-size-complex="10pt"/>
    </style:style>
    <style:style style:name="ce159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16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ed1c24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62" style:family="table-cell" style:parent-style-name="Default" style:data-style-name="N100"/>
    <style:style style:name="ce45" style:family="table-cell" style:parent-style-name="Default">
      <style:table-cell-properties fo:background-color="#ed1c24"/>
      <style:text-properties style:font-name="DejaVu Sans"/>
    </style:style>
    <style:style style:name="ce46" style:family="table-cell" style:parent-style-name="Default">
      <style:table-cell-properties fo:border="none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8" style:family="table-cell" style:parent-style-name="Default">
      <style:text-properties style:font-name="DejaVu Sans"/>
    </style:style>
    <style:style style:name="ce49" style:family="table-cell" style:parent-style-name="Default">
      <style:text-properties style:font-name="DejaVu Sans" fo:font-weight="normal" style:font-weight-asian="normal" style:font-weight-complex="normal"/>
    </style:style>
    <style:style style:name="gr1" style:family="graphic">
      <style:graphic-properties draw:marker-start="Arrowheads_20_1" draw:marker-start-width="5.67pt" draw:marker-start-center="false" draw:fill="bitmap" draw:fill-color="#ffffc0" draw:fill-image-name="C1001" draw:fill-image-width="183.09pt" draw:fill-image-height="163.3pt" style:repeat="no-repeat" draw:fill-image-ref-point="center" draw:auto-grow-height="true" draw:auto-grow-width="false" fo:min-height="15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bitmap" draw:fill-color="#ffffc0" draw:fill-image-name="ardino_5f_pro_5f_mini" draw:fill-image-width="542.98pt" draw:fill-image-height="542.98pt" style:repeat="no-repeat" draw:fill-image-ref-point="center" draw:auto-grow-height="true" draw:auto-grow-width="false" fo:min-height="46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bitmap" draw:fill-color="#ffffc0" draw:fill-image-name="C1000-1" draw:fill-image-width="238.05pt" draw:fill-image-height="175.35pt" style:repeat="no-repeat" draw:fill-image-ref-point="center" draw:auto-grow-height="true" draw:auto-grow-width="false" fo:min-height="158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bitmap" draw:fill-color="#ffffc0" draw:fill-image-name="H1000" draw:fill-image-width="757.16pt" draw:fill-image-height="524.04pt" style:repeat="no-repeat" draw:fill-image-ref-point="center" draw:auto-grow-height="true" draw:auto-grow-width="false" fo:min-height="564.46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bitmap" draw:fill-color="#ffffc0" draw:fill-image-name="H1010" draw:fill-image-width="178.33pt" draw:fill-image-height="165.12pt" style:repeat="no-repeat" draw:fill-image-ref-point="center" draw:auto-grow-height="true" draw:auto-grow-width="false" fo:min-height="159.45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bitmap" draw:fill-color="#ffffc0" draw:fill-image-name="H1020" draw:fill-image-width="138.76pt" draw:fill-image-height="164.75pt" style:repeat="no-repeat" draw:fill-image-ref-point="center" draw:auto-grow-height="true" draw:auto-grow-width="false" fo:min-height="108.17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bitmap" draw:fill-color="#ffffc0" draw:fill-image-name="H1030" draw:fill-image-width="112.39pt" draw:fill-image-height="101.06pt" style:repeat="no-repeat" draw:fill-image-ref-point="center" draw:auto-grow-height="true" draw:auto-grow-width="false" fo:min-height="95.3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bitmap" draw:fill-color="#ffffc0" draw:fill-image-name="Pololu20DRV8825" draw:fill-image-width="142.38pt" draw:fill-image-height="113.92pt" style:repeat="no-repeat" draw:fill-image-ref-point="center" draw:auto-grow-height="true" draw:auto-grow-width="false" fo:min-height="108.2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bitmap" draw:fill-color="#ffffc0" draw:fill-image-name="LRS-50_5f_DSL" draw:fill-image-width="125.26pt" draw:fill-image-height="96.01pt" style:repeat="no-repeat" draw:fill-image-ref-point="center" draw:auto-grow-height="true" draw:auto-grow-width="false" fo:min-height="9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bitmap" draw:fill-color="#ffffc0" draw:fill-image-name="rs485" draw:fill-image-width="233.83pt" draw:fill-image-height="233.83pt" style:repeat="no-repeat" draw:fill-image-ref-point="center" draw:auto-grow-height="true" draw:auto-grow-width="false" fo:min-height="154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bitmap" draw:fill-color="#ffffc0" draw:fill-image-name="uart" draw:fill-image-width="216.96pt" draw:fill-image-height="216.96pt" style:repeat="no-repeat" draw:fill-image-ref-point="center" draw:auto-grow-height="true" draw:auto-grow-width="false" fo:min-height="181.05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bitmap" draw:fill-color="#ffffc0" draw:fill-image-name="A1000" draw:fill-image-width="385.77pt" draw:fill-image-height="362.32pt" style:repeat="no-repeat" draw:fill-image-ref-point="center" draw:auto-grow-height="true" draw:auto-grow-width="false" fo:min-height="342.77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bitmap" draw:fill-color="#ffffc0" draw:fill-image-name="C1001" draw:fill-image-width="162.62pt" draw:fill-image-height="145.05pt" style:repeat="no-repeat" draw:fill-image-ref-point="center" draw:auto-grow-height="true" draw:auto-grow-width="false" fo:min-height="139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bitmap" draw:fill-color="#ffffc0" draw:fill-image-name="ardino_5f_pro_5f_mini" draw:fill-image-width="166.31pt" draw:fill-image-height="166.31pt" style:repeat="no-repeat" draw:fill-image-ref-point="center" draw:auto-grow-height="true" draw:auto-grow-width="false" fo:min-height="126.57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bitmap" draw:fill-color="#ffffc0" draw:fill-image-name="C1000-1" draw:fill-image-width="258.49pt" draw:fill-image-height="190.4pt" style:repeat="no-repeat" draw:fill-image-ref-point="center" draw:auto-grow-height="true" draw:auto-grow-width="false" fo:min-height="184.73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bitmap" draw:fill-color="#ffffc0" draw:fill-image-name="H1010" draw:fill-image-width="502.16pt" draw:fill-image-height="464.94pt" style:repeat="no-repeat" draw:fill-image-ref-point-x="0%" draw:fill-image-ref-point-y="0%" draw:fill-image-ref-point="center" draw:tile-repeat-offset="0% vertical" draw:auto-grow-height="true" draw:auto-grow-width="false" fo:min-height="459.27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bitmap" draw:fill-color="#ffffc0" draw:fill-image-name="H1020" draw:fill-image-width="264.93pt" draw:fill-image-height="314.59pt" style:repeat="no-repeat" draw:fill-image-ref-point="center" draw:auto-grow-height="true" draw:auto-grow-width="false" fo:min-height="239.56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bitmap" draw:fill-color="#ffffc0" draw:fill-image-name="H1030" draw:fill-image-width="0pt" draw:fill-image-height="0pt" style:repeat="repeat" draw:fill-image-ref-point-x="0%" draw:fill-image-ref-point-y="0%" draw:fill-image-ref-point="center" draw:tile-repeat-offset="0% vertical" draw:auto-grow-height="true" draw:auto-grow-width="false" fo:min-height="344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bitmap" draw:fill-color="#ffffc0" draw:fill-image-name="dc_25_20motor" draw:fill-image-width="265.83pt" draw:fill-image-height="212.66pt" style:repeat="no-repeat" draw:fill-image-ref-point="center" draw:auto-grow-height="true" draw:auto-grow-width="false" fo:min-height="170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bitmap" draw:fill-color="#ffffc0" draw:fill-image-name="LRS-50_5f_DSL" draw:fill-image-width="0pt" draw:fill-image-height="0pt" style:repeat="repeat" draw:fill-image-ref-point-x="0%" draw:fill-image-ref-point-y="0%" draw:fill-image-ref-point="center" draw:tile-repeat-offset="0% vertical" draw:auto-grow-height="true" draw:auto-grow-width="false" fo:min-height="340.58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bitmap" draw:fill-color="#ffffc0" draw:fill-image-name="rs485" draw:fill-image-width="670.08pt" draw:fill-image-height="670.08pt" style:repeat="no-repeat" draw:fill-image-ref-point-x="0%" draw:fill-image-ref-point-y="0%" draw:fill-image-ref-point="center" draw:tile-repeat-offset="0% vertical" draw:auto-grow-height="true" draw:auto-grow-width="false" fo:min-height="407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bitmap" draw:fill-color="#ffffc0" draw:fill-image-name="uart" draw:fill-image-width="513.69pt" draw:fill-image-height="513.69pt" style:repeat="no-repeat" draw:fill-image-ref-point="center" draw:auto-grow-height="true" draw:auto-grow-width="false" fo:min-height="439.85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bitmap" draw:fill-color="#ffffc0" draw:fill-image-name="A1000" draw:fill-image-width="534.13pt" draw:fill-image-height="501.68pt" style:repeat="no-repeat" draw:fill-image-ref-point="center" draw:auto-grow-height="true" draw:auto-grow-width="false" fo:min-height="487.7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bitmap" draw:fill-color="#ffffc0" draw:fill-image-name="C1001" draw:fill-image-width="183.09pt" draw:fill-image-height="163.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bitmap" draw:fill-color="#ffffc0" draw:fill-image-name="ardino_5f_pro_5f_mini" draw:fill-image-width="542.98pt" draw:fill-image-height="542.9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bitmap" draw:fill-color="#ffffc0" draw:fill-image-name="C1000-1" draw:fill-image-width="238.05pt" draw:fill-image-height="175.3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bitmap" draw:fill-color="#ffffc0" draw:fill-image-name="H1000" draw:fill-image-width="757.16pt" draw:fill-image-height="524.0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bitmap" draw:fill-color="#ffffc0" draw:fill-image-name="H1010" draw:fill-image-width="178.33pt" draw:fill-image-height="165.1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bitmap" draw:fill-color="#ffffc0" draw:fill-image-name="H1020" draw:fill-image-width="138.76pt" draw:fill-image-height="164.7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bitmap" draw:fill-color="#ffffc0" draw:fill-image-name="H1030" draw:fill-image-width="112.39pt" draw:fill-image-height="101.0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bitmap" draw:fill-color="#ffffc0" draw:fill-image-name="Pololu20DRV8825" draw:fill-image-width="142.38pt" draw:fill-image-height="113.9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bitmap" draw:fill-color="#ffffc0" draw:fill-image-name="LRS-50_5f_DSL" draw:fill-image-width="125.26pt" draw:fill-image-height="96.01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bitmap" draw:fill-color="#ffffc0" draw:fill-image-name="rs485" draw:fill-image-width="233.83pt" draw:fill-image-height="233.83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bitmap" draw:fill-color="#ffffc0" draw:fill-image-name="uart" draw:fill-image-width="216.96pt" draw:fill-image-height="216.9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bitmap" draw:fill-color="#ffffc0" draw:fill-image-name="A1000" draw:fill-image-width="385.77pt" draw:fill-image-height="362.32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bitmap" draw:fill-color="#ffffc0" draw:fill-image-name="C1001" draw:fill-image-width="162.62pt" draw:fill-image-height="145.05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bitmap" draw:fill-color="#ffffc0" draw:fill-image-name="ardino_5f_pro_5f_mini" draw:fill-image-width="166.31pt" draw:fill-image-height="166.31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bitmap" draw:fill-color="#ffffc0" draw:fill-image-name="C1000-1" draw:fill-image-width="258.49pt" draw:fill-image-height="190.4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bitmap" draw:fill-color="#ffffc0" draw:fill-image-name="H1010" draw:fill-image-width="502.16pt" draw:fill-image-height="464.94pt" style:repeat="no-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bitmap" draw:fill-color="#ffffc0" draw:fill-image-name="H1020" draw:fill-image-width="264.93pt" draw:fill-image-height="314.5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bitmap" draw:fill-color="#ffffc0" draw:fill-image-name="H1030" draw:fill-image-width="0pt" draw:fill-image-height="0pt" style:repeat="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loext:graphic-properties draw:fill="bitmap" draw:fill-color="#ffffc0" draw:fill-image-name="dc_25_20motor" draw:fill-image-width="265.83pt" draw:fill-image-height="212.66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loext:graphic-properties draw:fill="bitmap" draw:fill-color="#ffffc0" draw:fill-image-name="LRS-50_5f_DSL" draw:fill-image-width="0pt" draw:fill-image-height="0pt" style:repeat="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bitmap" draw:fill-color="#ffffc0" draw:fill-image-name="rs485" draw:fill-image-width="670.08pt" draw:fill-image-height="670.08pt" style:repeat="no-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bitmap" draw:fill-color="#ffffc0" draw:fill-image-name="uart" draw:fill-image-width="513.69pt" draw:fill-image-height="513.69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bitmap" draw:fill-color="#ffffc0" draw:fill-image-name="A1000" draw:fill-image-width="534.13pt" draw:fill-image-height="501.68pt" style:repeat="no-repeat" draw:fill-image-ref-point="center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23"/>
        <table:table-column table:style-name="co2" table:default-cell-style-name="ce123"/>
        <table:table-column table:style-name="co3" table:default-cell-style-name="ce133"/>
        <table:table-column table:style-name="co4" table:default-cell-style-name="ce144"/>
        <table:table-column table:style-name="co5" table:default-cell-style-name="ce144"/>
        <table:table-column table:style-name="co6" table:default-cell-style-name="ce144"/>
        <table:table-column table:style-name="co7" table:default-cell-style-name="ce144"/>
        <table:table-column table:style-name="co8" table:number-columns-repeated="245" table:default-cell-style-name="ce156"/>
        <table:table-column table:style-name="co9" table:number-columns-repeated="769" table:default-cell-style-name="ce156"/>
        <table:table-column table:style-name="co9" table:number-columns-repeated="3" table:default-cell-style-name="ce51"/>
        <table:table-row table:style-name="ro1">
          <table:table-cell table:style-name="ce110" office:value-type="string" calcext:value-type="string">
            <text:p>Part</text:p>
          </table:table-cell>
          <table:table-cell table:style-name="ce125" office:value-type="string" calcext:value-type="string">
            <text:p>Description</text:p>
          </table:table-cell>
          <table:table-cell table:style-name="ce129" office:value-type="string" calcext:value-type="string">
            <text:p>DISTR</text:p>
          </table:table-cell>
          <table:table-cell table:style-name="ce125" office:value-type="string" calcext:value-type="string">
            <text:p>QTY</text:p>
          </table:table-cell>
          <table:table-cell table:style-name="ce149" office:value-type="string" calcext:value-type="string">
            <text:p>Price</text:p>
            <text:p> Per</text:p>
            <text:p> Unit</text:p>
            <text:p>(euro)</text:p>
          </table:table-cell>
          <table:table-cell table:style-name="ce125" office:value-type="string" calcext:value-type="string">
            <text:p>Total</text:p>
            <text:p> Price</text:p>
            <text:p>(euro)</text:p>
          </table:table-cell>
          <table:table-cell table:style-name="ce125" office:value-type="string" calcext:value-type="string">
            <text:p>Total</text:p>
          </table:table-cell>
          <table:table-cell table:style-name="ce125" table:number-columns-repeated="15"/>
          <table:table-cell table:style-name="ce162" table:number-columns-repeated="998"/>
          <table:table-cell table:style-name="ce163"/>
          <table:table-cell table:style-name="ce143" table:number-columns-repeated="3"/>
        </table:table-row>
        <table:table-row table:style-name="ro2">
          <table:table-cell table:style-name="ce111" office:value-type="string" calcext:value-type="string">
            <text:p>Stepper Motors</text:p>
          </table:table-cell>
          <table:table-cell table:style-name="ce111"/>
          <table:table-cell table:style-name="ce130"/>
          <table:table-cell table:style-name="ce141" table:number-columns-repeated="4"/>
          <table:table-cell table:style-name="ce111" table:number-columns-repeated="1014"/>
          <table:table-cell table:number-columns-repeated="3"/>
        </table:table-row>
        <table:table-row table:style-name="ro3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, rotator-controller sheet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3]*[.E3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office:annotation draw:style-name="gr1" draw:text-style-name="P2" svg:width="204.52pt" svg:height="163.3pt" svg:x="626.2pt" svg:y="48.76pt" draw:caption-point-x="-17.29pt" draw:caption-point-y="42.8pt">
              <dc:date>2018-04-01T00:00:00</dc:date>
              <text:p text:style-name="P1"><text:span text:style-name="T1"><text:s/></text:span></text:p>
            </office:annotation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4]*[.E4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office:annotation draw:style-name="gr2" draw:text-style-name="P3" svg:width="542.98pt" svg:height="466.89pt" svg:x="658.2pt" svg:y="135.98pt" draw:caption-point-x="-49.29pt" draw:caption-point-y="-31.61pt">
              <dc:date>2018-04-01T00:00:00</dc:date>
              <text:p text:style-name="P1"><text:span text:style-name="T1"><text:s/></text:span></text:p>
            </office:annotation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5]*[.E5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office:annotation draw:style-name="gr3" draw:text-style-name="P4" svg:width="247.97pt" svg:height="164.21pt" svg:x="642.19pt" svg:y="129.94pt" draw:caption-point-x="-33.28pt" draw:caption-point-y="-12.78pt">
              <dc:date>2018-04-01T00:00:00</dc:date>
              <text:p text:style-name="P1"><text:span text:style-name="T1"><text:s/></text:span></text:p>
            </office:annotation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6]*[.E6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-1_aluminium_enclosure</text:p>
          </table:table-cell>
          <table:table-cell table:style-name="ce113" office:value-type="string" calcext:value-type="string">
            <office:annotation draw:style-name="gr4" draw:text-style-name="P5" svg:width="824.68pt" svg:height="570.13pt" svg:x="608.91pt" svg:y="142.78pt" draw:caption-point-x="0pt" draw:caption-point-y="-12.81pt">
              <dc:date>2018-04-01T00:00:00</dc:date>
              <text:p text:style-name="P1"><text:span text:style-name="T1"><text:s/></text:span></text:p>
            </office:annotation>
            <text:p>Sealed enclosure aluminum, H1000-1 &amp; H1000-3, Mnf. 1550WM</text:p>
          </table:table-cell>
          <table:table-cell table:style-name="ce132" table:formula="of:=HYPERLINK(&quot;https://gr.mouser.com/ProductDetail/Hammond-Manufacturing/1550WM?qs=sGAEpiMZZMtIfCzob2ABWYlAdZrOxFdw&quot;;&quot;Mouser&quot;)" office:value-type="string" office:string-value="Mouser" calcext:value-type="string">
            <text:p>Mouser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35" table:formula="of:=[.D7]*[.E7]" office:value-type="float" office:value="10" calcext:value-type="float">
            <text:p>10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office:annotation draw:style-name="gr5" draw:text-style-name="P6" svg:width="232.07pt" svg:height="165.12pt" svg:x="626.2pt" svg:y="99.98pt" draw:caption-point-x="-17.29pt" draw:caption-point-y="42.8pt">
              <dc:date>2018-04-01T00:00:00</dc:date>
              <text:p text:style-name="P1"><text:span text:style-name="T1"><text:s/></text:span></text:p>
            </office:annotation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8]*[.E8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office:annotation draw:style-name="gr6" draw:text-style-name="P7" svg:width="138.76pt" svg:height="113.84pt" svg:x="626.2pt" svg:y="112.76pt" draw:caption-point-x="-17.29pt" draw:caption-point-y="42.8pt">
              <dc:date>2018-04-01T00:00:00</dc:date>
              <text:p text:style-name="P1"><text:span text:style-name="T1"><text:s/></text:span></text:p>
            </office:annotation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9]*[.E9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office:annotation draw:style-name="gr7" draw:text-style-name="P8" svg:width="136.09pt" svg:height="101.06pt" svg:x="641.31pt" svg:y="128.13pt" draw:caption-point-x="-32.4pt" draw:caption-point-y="40.25pt">
              <dc:date>2018-04-01T00:00:00</dc:date>
              <text:p text:style-name="P1"><text:span text:style-name="T1"><text:s/></text:span></text:p>
            </office:annotation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10]*[.E10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Pololu DRV8825</text:p>
          </table:table-cell>
          <table:table-cell table:style-name="ce114" office:value-type="string" calcext:value-type="string">
            <office:annotation draw:style-name="gr8" draw:text-style-name="P9" svg:width="225.84pt" svg:height="113.92pt" svg:x="608.91pt" svg:y="181.16pt" draw:caption-point-x="0pt" draw:caption-point-y="0pt">
              <dc:date>2018-04-01T00:00:00</dc:date>
              <text:p text:style-name="P1"><text:span text:style-name="T1"><text:s/></text:span></text:p>
            </office:annotation>
            <text:p>stepper driver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2.5" calcext:value-type="float">
            <text:p>2.5</text:p>
          </table:table-cell>
          <table:table-cell table:style-name="ce135" table:formula="of:=[.D11]*[.E11]" office:value-type="float" office:value="5" calcext:value-type="float">
            <text:p>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office:annotation draw:style-name="gr9" draw:text-style-name="P10" svg:width="162.77pt" svg:height="96.01pt" svg:x="608.91pt" svg:y="193.97pt" draw:caption-point-x="0pt" draw:caption-point-y="0pt">
              <dc:date>2018-04-01T00:00:00</dc:date>
              <text:p text:style-name="P1"><text:span text:style-name="T1"><text:s/></text:span></text:p>
            </office:annotation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12]*[.E12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office:annotation draw:style-name="gr10" draw:text-style-name="P11" svg:width="235.62pt" svg:height="160.21pt" svg:x="608.91pt" svg:y="206.76pt" draw:caption-point-x="0pt" draw:caption-point-y="0pt">
              <dc:date>2018-04-01T00:00:00</dc:date>
              <text:p text:style-name="P1"><text:span text:style-name="T1"><text:s text:c="2"/></text:span></text:p>
            </office:annotation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3]*[.E13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office:annotation draw:style-name="gr11" draw:text-style-name="P12" svg:width="218.72pt" svg:height="186.72pt" svg:x="608.91pt" svg:y="219.57pt" draw:caption-point-x="0pt" draw:caption-point-y="0pt">
              <dc:date>2018-04-01T00:00:00</dc:date>
              <text:p text:style-name="P1"><text:span text:style-name="T1"><text:s/></text:span></text:p>
            </office:annotation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14]*[.E14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/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15]*[.E15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54" table:number-columns-repeated="3"/>
        </table:table-row>
        <table:table-row table:style-name="ro2">
          <table:table-cell table:style-name="ce113" office:value-type="string" calcext:value-type="string">
            <text:p>A1000-1_rotator_controller</text:p>
          </table:table-cell>
          <table:table-cell table:style-name="ce113" office:value-type="string" calcext:value-type="string">
            <office:annotation draw:style-name="gr12" draw:text-style-name="P13" svg:width="397.33pt" svg:height="348.43pt" svg:x="608.91pt" svg:y="270.77pt" draw:caption-point-x="0pt" draw:caption-point-y="-12.78pt">
              <dc:date>2018-04-01T00:00:00</dc:date>
              <text:p text:style-name="P1"><text:span text:style-name="T1"><text:s/></text:span></text:p>
            </office:annotation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3:.F18])" office:value-type="float" office:value="62.068" calcext:value-type="float">
            <text:p>62.068</text:p>
          </table:table-cell>
          <table:table-cell table:style-name="ce120" table:number-columns-repeated="1014"/>
          <table:table-cell table:number-columns-repeated="3"/>
        </table:table-row>
        <table:table-row table:style-name="ro2">
          <table:table-cell table:style-name="ce121" office:value-type="string" calcext:value-type="string">
            <text:p>DC Motors</text:p>
          </table:table-cell>
          <table:table-cell table:style-name="ce121"/>
          <table:table-cell table:style-name="ce138"/>
          <table:table-cell table:style-name="ce146"/>
          <table:table-cell table:style-name="ce151" table:number-columns-repeated="2"/>
          <table:table-cell table:style-name="ce146"/>
          <table:table-cell table:style-name="ce159" table:number-columns-repeated="1014"/>
          <table:table-cell table:number-columns-repeated="3"/>
        </table:table-row>
        <table:table-row table:style-name="ro2">
          <table:table-cell table:style-name="ce112" office:value-type="string" calcext:value-type="string">
            <text:p>satnogs_controller, Parts</text:p>
          </table:table-cell>
          <table:table-cell table:style-name="ce112" office:value-type="string" calcext:value-type="string">
            <text:p>parts for satnogs_controller pcb, rotator-controller sheet</text:p>
          </table:table-cell>
          <table:table-cell table:style-name="ce131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table:formula="of:=[.D20]*[.E20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113" office:value-type="string" calcext:value-type="string">
            <text:p>C1001-1_satnogs_controller</text:p>
          </table:table-cell>
          <table:table-cell table:style-name="ce113" office:value-type="string" calcext:value-type="string">
            <office:annotation draw:style-name="gr13" draw:text-style-name="P14" svg:width="232.07pt" svg:height="145.05pt" svg:x="608.91pt" svg:y="321.96pt" draw:caption-point-x="0pt" draw:caption-point-y="-12.78pt">
              <dc:date>2018-04-01T00:00:00</dc:date>
              <text:p text:style-name="P1"><text:span text:style-name="T1"><text:s/></text:span></text:p>
            </office:annotation>
            <text:p>pcb for satnogs_controller</text:p>
          </table:table-cell>
          <table:table-cell table:style-name="ce131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35" table:formula="of:=[.D21]*[.E21]" office:value-type="float" office:value="1" calcext:value-type="float">
            <text:p>1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Arduino Pro Mini 328 – 5V/16MHz</text:p>
          </table:table-cell>
          <table:table-cell table:style-name="ce114" office:value-type="string" calcext:value-type="string">
            <office:annotation draw:style-name="gr14" draw:text-style-name="P15" svg:width="194.74pt" svg:height="132.24pt" svg:x="608.91pt" svg:y="334.77pt" draw:caption-point-x="0pt" draw:caption-point-y="-12.81pt">
              <dc:date>2018-04-01T00:00:00</dc:date>
              <text:p text:style-name="P1"><text:span text:style-name="T1"><text:s/></text:span></text:p>
            </office:annotation>
            <text:p>microcontroller</text:p>
          </table:table-cell>
          <table:table-cell table:style-name="ce132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0" calcext:value-type="float">
            <text:p>10</text:p>
          </table:table-cell>
          <table:table-cell table:style-name="ce135" table:formula="of:=[.D22]*[.E22]" office:value-type="float" office:value="10" calcext:value-type="float">
            <text:p>1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C1000-1_enclosure_pcb_mount</text:p>
          </table:table-cell>
          <table:table-cell table:style-name="ce114" office:value-type="string" calcext:value-type="string">
            <office:annotation draw:style-name="gr15" draw:text-style-name="P16" svg:width="232.07pt" svg:height="190.4pt" svg:x="608.91pt" svg:y="347.56pt" draw:caption-point-x="0pt" draw:caption-point-y="-12.78pt">
              <dc:date>2018-04-01T00:00:00</dc:date>
              <text:p text:style-name="P1"><text:span text:style-name="T1"><text:s/></text:span></text:p>
            </office:annotation>
            <text:p>Enclosure pcb mount - 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35" table:formula="of:=[.D23]*[.E23]" office:value-type="float" office:value="0" calcext:value-type="float">
            <text:p>0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5" office:value-type="string" calcext:value-type="string">
            <text:p>H1000-1_aluminium_enclosure</text:p>
          </table:table-cell>
          <table:table-cell table:style-name="ce113" office:value-type="string" calcext:value-type="string">
            <office:annotation draw:style-name="gr4" draw:text-style-name="P5" svg:width="824.68pt" svg:height="570.13pt" svg:x="608.91pt" svg:y="360.37pt" draw:caption-point-x="0pt" draw:caption-point-y="-12.81pt">
              <dc:date>2018-04-01T00:00:00</dc:date>
              <text:p text:style-name="P1"><text:span text:style-name="T1"><text:s/></text:span></text:p>
            </office:annotation>
            <text:p>Sealed enclosure aluminum, H1000-1 &amp; H1000-3, Mnf. 1550WM</text:p>
          </table:table-cell>
          <table:table-cell table:style-name="ce132" table:formula="of:=HYPERLINK(&quot;https://gr.mouser.com/ProductDetail/Hammond-Manufacturing/1550WM?qs=sGAEpiMZZMtIfCzob2ABWYlAdZrOxFdw&quot;;&quot;Mouser&quot;)" office:value-type="string" office:string-value="Mouser" calcext:value-type="string">
            <text:p>Mouser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35" table:formula="of:=[.D24]*[.E24]" office:value-type="float" office:value="10" calcext:value-type="float">
            <text:p>10</text:p>
          </table:table-cell>
          <table:table-cell table:style-name="ce143"/>
          <table:table-cell table:style-name="ce114"/>
          <table:table-cell table:style-name="ce157" table:number-columns-repeated="1012"/>
          <table:table-cell table:number-columns-repeated="4"/>
        </table:table-row>
        <table:table-row table:style-name="ro2">
          <table:table-cell table:style-name="ce116" office:value-type="string" calcext:value-type="string">
            <text:p>H1010-1_pg9_cable_gland</text:p>
          </table:table-cell>
          <table:table-cell table:style-name="ce126" office:value-type="string" calcext:value-type="string">
            <office:annotation draw:style-name="gr16" draw:text-style-name="P17" svg:width="450.62pt" svg:height="464.94pt" svg:x="608.91pt" svg:y="373.18pt" draw:caption-point-x="0pt" draw:caption-point-y="-12.81pt">
              <dc:date>2018-04-01T00:00:00</dc:date>
              <text:p text:style-name="P1"><text:span text:style-name="T1"><text:s/></text:span></text:p>
            </office:annotation>
            <text:p>PG9 Cable Gland Connectors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.12" calcext:value-type="float">
            <text:p>0.12</text:p>
          </table:table-cell>
          <table:table-cell table:style-name="ce135" table:formula="of:=[.D25]*[.E25]" office:value-type="float" office:value="0.48" calcext:value-type="float">
            <text:p>0.48</text:p>
          </table:table-cell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20-1_nut_M3_din934</text:p>
          </table:table-cell>
          <table:table-cell table:style-name="ce114" office:value-type="string" calcext:value-type="string">
            <office:annotation draw:style-name="gr17" draw:text-style-name="P18" svg:width="264.93pt" svg:height="245.23pt" svg:x="608.91pt" svg:y="385.97pt" draw:caption-point-x="0pt" draw:caption-point-y="-12.78pt">
              <dc:date>2018-04-01T00:00:00</dc:date>
              <text:p text:style-name="P1"><text:span text:style-name="T1"><text:s/></text:span></text:p>
            </office:annotation>
            <text:p>M3 Nut DIN934 for pcb mount</text:p>
          </table:table-cell>
          <table:table-cell table:style-name="ce135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12" calcext:value-type="float">
            <text:p>0.012</text:p>
          </table:table-cell>
          <table:table-cell table:style-name="ce135" table:formula="of:=[.D26]*[.E26]" office:value-type="float" office:value="0.048" calcext:value-type="float">
            <text:p>0.048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H1030-1_screw_M3L5_din912</text:p>
          </table:table-cell>
          <table:table-cell table:style-name="ce114" office:value-type="string" calcext:value-type="string">
            <office:annotation draw:style-name="gr18" draw:text-style-name="P19" svg:width="447.08pt" svg:height="350.42pt" svg:x="608.91pt" svg:y="398.78pt" draw:caption-point-x="0pt" draw:caption-point-y="-12.81pt">
              <dc:date>2018-04-01T00:00:00</dc:date>
              <text:p text:style-name="P1"><text:span text:style-name="T1"><text:s/></text:span></text:p>
            </office:annotation>
            <text:p>M3 L5 screw DIN912 for pcb mount</text:p>
          </table:table-cell>
          <table:table-cell table:style-name="ce132" office:value-type="string" calcext:value-type="string">
            <text:p>-</text:p>
          </table:table-cell>
          <table:table-cell table:style-name="ce143" office:value-type="float" office:value="4" calcext:value-type="float">
            <text:p>4</text:p>
          </table:table-cell>
          <table:table-cell table:style-name="ce135" office:value-type="float" office:value="0.03" calcext:value-type="float">
            <text:p>0.03</text:p>
          </table:table-cell>
          <table:table-cell table:style-name="ce135" table:formula="of:=[.D27]*[.E27]" office:value-type="float" office:value="0.12" calcext:value-type="float">
            <text:p>0.1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Dual MC33926 Motor Driver Carrier</text:p>
          </table:table-cell>
          <table:table-cell table:style-name="ce114" office:value-type="string" calcext:value-type="string">
            <office:annotation draw:style-name="gr19" draw:text-style-name="P20" svg:width="288.03pt" svg:height="176.03pt" svg:x="608.91pt" svg:y="424.37pt" draw:caption-point-x="0pt" draw:caption-point-y="-25.6pt">
              <dc:date>2018-04-01T00:00:00</dc:date>
              <text:p text:style-name="P1"><text:span text:style-name="T1"><text:s/></text:span></text:p>
            </office:annotation>
            <text:p>DC motor driver</text:p>
          </table:table-cell>
          <table:table-cell table:style-name="ce131" table:formula="of:=HYPERLINK(&quot;https://gr.mouser.com/ProductDetail/Parallax/28820?qs=%2fha2pyFaduiH6OJl1RZeNVbONYydnjLQKUIxLIakpqckjk%2fBLzsZQ8SJwryfVEbcaSz%2fKXF0Iks%3d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5.5" calcext:value-type="float">
            <text:p>25.5</text:p>
          </table:table-cell>
          <table:table-cell table:style-name="ce135" table:formula="of:=[.D28]*[.E28]" office:value-type="float" office:value="25.5" calcext:value-type="float">
            <text:p>25.5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office:value-type="string" calcext:value-type="string">
            <text:p>MEAN WELL LRS-50-48 </text:p>
          </table:table-cell>
          <table:table-cell table:style-name="ce114" office:value-type="string" calcext:value-type="string">
            <office:annotation draw:style-name="gr20" draw:text-style-name="P21" svg:width="461.28pt" svg:height="346.25pt" svg:x="608.91pt" svg:y="449.97pt" draw:caption-point-x="0pt" draw:caption-point-y="-38.41pt">
              <dc:date>2018-04-01T00:00:00</dc:date>
              <text:p text:style-name="P1"><text:span text:style-name="T1"><text:s/></text:span></text:p>
            </office:annotation>
            <text:p>Power supply for rotator, 48VDC @ 52.8W </text:p>
          </table:table-cell>
          <table:table-cell table:style-name="ce136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12.42" calcext:value-type="float">
            <text:p>12.42</text:p>
          </table:table-cell>
          <table:table-cell table:style-name="ce135" table:formula="of:=[.D29]*[.E29]" office:value-type="float" office:value="12.42" calcext:value-type="float">
            <text:p>12.42</text:p>
          </table:table-cell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office:value-type="string" calcext:value-type="string">
            <text:p>USB to RS485</text:p>
          </table:table-cell>
          <table:table-cell table:style-name="ce113" office:value-type="string" calcext:value-type="string">
            <office:annotation draw:style-name="gr21" draw:text-style-name="P22" svg:width="670.08pt" svg:height="412.98pt" svg:x="608.91pt" svg:y="462.76pt" draw:caption-point-x="0pt" draw:caption-point-y="-38.38pt">
              <dc:date>2018-04-01T00:00:00</dc:date>
              <text:p text:style-name="P1"><text:span text:style-name="T1"><text:s/></text:span></text:p>
            </office:annotation>
            <text:p>Communication with Client</text:p>
          </table:table-cell>
          <table:table-cell table:style-name="ce13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0]*[.E30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USB to UART</text:p>
          </table:table-cell>
          <table:table-cell table:style-name="ce113" office:value-type="string" calcext:value-type="string">
            <office:annotation draw:style-name="gr22" draw:text-style-name="P23" svg:width="481.72pt" svg:height="445.52pt" svg:x="608.91pt" svg:y="475.57pt" draw:caption-point-x="0pt" draw:caption-point-y="-38.41pt">
              <dc:date>2018-04-01T00:00:00</dc:date>
              <text:p text:style-name="P1"><text:span text:style-name="T1"><text:s/></text:span></text:p>
            </office:annotation>
            <text:p>Communication with Client (optional)</text:p>
          </table:table-cell>
          <table:table-cell table:style-name="ce13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.5" calcext:value-type="float">
            <text:p>1.5</text:p>
          </table:table-cell>
          <table:table-cell table:style-name="ce135" table:formula="of:=[.D31]*[.E31]" office:value-type="float" office:value="1.5" calcext:value-type="float">
            <text:p>1.5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office:value-type="string" calcext:value-type="string">
            <text:p>Two Sides Adhesive Tape</text:p>
          </table:table-cell>
          <table:table-cell table:style-name="ce113" office:value-type="string" calcext:value-type="string">
            <text:p>to mount controller enclosure to rotator</text:p>
          </table:table-cell>
          <table:table-cell table:style-name="ce131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35" table:formula="of:=[.D32]*[.E32]" office:value-type="float" office:value="3" calcext:value-type="float">
            <text:p>3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9" office:value-type="string" calcext:value-type="string">
            <text:p>Assemblies</text:p>
          </table:table-cell>
          <table:table-cell table:style-name="ce119"/>
          <table:table-cell table:style-name="ce137"/>
          <table:table-cell table:style-name="ce145" table:number-columns-repeated="2"/>
          <table:table-cell table:style-name="ce152"/>
          <table:table-cell table:style-name="ce145"/>
          <table:table-cell table:style-name="ce158" table:number-columns-repeated="1014"/>
          <table:table-cell table:style-name="ce54" table:number-columns-repeated="3"/>
        </table:table-row>
        <table:table-row table:style-name="ro2">
          <table:table-cell table:style-name="ce113" office:value-type="string" calcext:value-type="string">
            <text:p>A1000-1_rotator_controller</text:p>
          </table:table-cell>
          <table:table-cell table:style-name="ce113" office:value-type="string" calcext:value-type="string">
            <office:annotation draw:style-name="gr23" draw:text-style-name="P24" svg:width="533.25pt" svg:height="493.4pt" svg:x="608.91pt" svg:y="526.76pt" draw:caption-point-x="0pt" draw:caption-point-y="-51.19pt">
              <dc:date>2018-04-01T00:00:00</dc:date>
              <text:p text:style-name="P1"><text:span text:style-name="T1"><text:s/></text:span></text:p>
            </office:annotation>
            <text:p>rotator controller assembly</text:p>
          </table:table-cell>
          <table:table-cell table:style-name="ce131" office:value-type="string" calcext:value-type="string">
            <text:p>-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20" table:number-columns-repeated="6"/>
          <table:table-cell table:style-name="ce155" table:formula="of:=SUM([.F20:.F32])" office:value-type="float" office:value="82.568" calcext:value-type="float">
            <text:p>82.568</text:p>
          </table:table-cell>
          <table:table-cell table:style-name="ce120" table:number-columns-repeated="1014"/>
          <table:table-cell table:number-columns-repeated="3"/>
        </table:table-row>
        <table:table-row table:style-name="ro2" table:number-rows-repeated="2">
          <table:table-cell table:style-name="ce113" table:number-columns-repeated="2"/>
          <table:table-cell table:style-name="ce140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6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4"/>
          <table:table-cell table:number-columns-repeated="3"/>
        </table:table-row>
        <table:table-row table:style-name="ro2" table:number-rows-repeated="3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 table:number-rows-repeated="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>
          <table:table-cell table:style-name="ce113" table:number-columns-repeated="2"/>
          <table:table-cell table:style-name="ce131"/>
          <table:table-cell table:style-name="ce142" table:number-columns-repeated="2"/>
          <table:table-cell table:style-name="ce135"/>
          <table:table-cell table:style-name="ce142"/>
          <table:table-cell table:style-name="ce157" table:number-columns-repeated="1013"/>
          <table:table-cell table:number-columns-repeated="4"/>
        </table:table-row>
        <table:table-row table:style-name="ro2">
          <table:table-cell table:style-name="ce114" table:number-columns-repeated="2"/>
          <table:table-cell table:style-name="ce132"/>
          <table:table-cell table:style-name="ce143" table:number-columns-repeated="2"/>
          <table:table-cell table:style-name="ce135"/>
          <table:table-cell table:style-name="ce143"/>
          <table:table-cell table:style-name="ce114" table:number-columns-repeated="1014"/>
          <table:table-cell table:number-columns-repeated="3"/>
        </table:table-row>
        <table:table-row table:style-name="ro2" table:number-rows-repeated="27">
          <table:table-cell table:style-name="ce114" table:number-columns-repeated="2"/>
          <table:table-cell table:style-name="ce132"/>
          <table:table-cell table:style-name="ce143" table:number-columns-repeated="4"/>
          <table:table-cell table:style-name="ce114" table:number-columns-repeated="1014"/>
          <table:table-cell table:number-columns-repeated="3"/>
        </table:table-row>
        <table:table-row table:style-name="ro2" table:number-rows-repeated="1048479">
          <table:table-cell table:number-columns-repeated="1024"/>
        </table:table-row>
        <table:table-row table:style-name="ro2" table:number-rows-repeated="17">
          <table:table-cell table:number-columns-repeated="1021"/>
          <table:table-cell table:style-name="ce55" table:number-columns-repeated="3"/>
        </table:table-row>
        <table:table-row table:style-name="ro2">
          <table:table-cell table:number-columns-repeated="1021"/>
          <table:table-cell table:style-name="ce55" table:number-columns-repeated="3"/>
        </table:table-row>
      </table:table>
      <table:table table:name="rotator-controller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1 C6 C10 C11 C12 C13 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8053C104KAT2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GA101M1JBK-1012G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3 C4 C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elec_6.3x5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V107M016A9GAA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0805C100K5GACTU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25X7R2A225K230AB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32ER61C476ME15L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_Small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7.5n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M2195C1H752JA01D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O-214AB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DBC560-G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_TV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O-214AB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CJ48CA-TR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_TVS_x2_AA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SOT23-SM712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SMD1206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 1206SFS200F/63-2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AG221SN1D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ILTER - POWER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M21PG221SN1D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umper_NO_Small</text:p>
          </table:table-cell>
          <table:table-cell office:value-type="string" calcext:value-type="string">
            <text:p>JP1 JP2 JP3 JP4 JP5 JP6 JP7 JP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R_0805_HandSolderi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RCW08050000Z0EA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7u</text:p>
          </table:table-cell>
          <table:table-cell office:value-type="string" calcext:value-type="string">
            <text:p>Inductor_Bourns-SRR1210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RR1210-270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EV-PINS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nd-Stops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NN_02X0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nn_02x05_Odd_Eve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henol-861400402YO2LF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NN_02X0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1X04</text:p>
          </table:table-cell>
          <table:table-cell office:value-type="string" calcext:value-type="string">
            <text:p>P7 P8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KDS_1.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phenol-VI0421550000G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8 R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R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0K5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4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0K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8 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10K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2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147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4 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W0805200R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21K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6.7k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080526K7FK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 R3 R5 R6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805_HandSolderi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RCW08054K70JNEA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rduino Pro Mini - ATmega328p</text:p>
          </table:table-cell>
          <table:table-cell office:value-type="string" calcext:value-type="string">
            <text:p>Arduino_Pro_Mini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rduino_Pro_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2C Multiplexer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A9540B</text:p>
          </table:table-cell>
          <table:table-cell office:value-type="string" calcext:value-type="string">
            <text:p>TSSOP-8_3x3mm_Pitch0.65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A9540BDP 118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Driver</text:p>
          </table:table-cell>
          <table:table-cell office:value-type="string" calcext:value-type="string">
            <text:p>Pololu_A4988</text:p>
          </table:table-cell>
          <table:table-cell office:value-type="string" calcext:value-type="string">
            <text:p>U3 U4</text:p>
          </table:table-cell>
          <table:table-cell table:number-columns-repeated="2" office:value-type="string" calcext:value-type="string">
            <text:p>Pololu_A4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-929974-01-30-RK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ual DC Motor Driver</text:p>
          </table:table-cell>
          <table:table-cell office:value-type="string" calcext:value-type="string">
            <text:p>Pololu_Dual_MC33926</text:p>
          </table:table-cell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Pololu_Dual_MC33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urth-613040111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N65HVD485EDR</text:p>
          </table:table-cell>
          <table:table-cell office:value-type="string" calcext:value-type="string">
            <text:p>SOIC-8_3.9x4.9mm_Pitch1.27mm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65HVD485EDR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emperature sensor - I2C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C74A05.0VCTTR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PS54360DDA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54360DDA</text:p>
          </table:table-cell>
          <table:table-cell office:value-type="string" calcext:value-type="string">
            <text:p>HSO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S54360DDAR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er of PCBs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6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Sun 21 Jan 2018 06:33:01 PM 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/home/azisi/Documents/SatNOGS/satnogs-rotator-controller/satnogs_controller/satnogs_controller.s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Eeschema 4.0.7</text:p>
          </table:table-cell>
          <table:table-cell table:number-columns-repeated="8"/>
        </table:table-row>
      </table:table>
      <table:table table:name="PN List" table:style-name="ta2">
        <office:forms form:automatic-focus="false" form:apply-design-mode="false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9" table:number-columns-repeated="1018" table:default-cell-style-name="ce48"/>
        <table:table-row table:style-name="ro2">
          <table:table-cell table:style-name="ce45" office:value-type="string" calcext:value-type="string">
            <text:p>Custom Parts</text:p>
          </table:table-cell>
          <table:table-cell table:style-name="ce45"/>
          <table:table-cell table:style-name="ce45" office:value-type="string" calcext:value-type="string">
            <text:p>Hardware Parts</text:p>
          </table:table-cell>
          <table:table-cell table:style-name="ce45"/>
          <table:table-cell table:style-name="ce45" office:value-type="string" calcext:value-type="string">
            <text:p>Assemblies</text:p>
          </table:table-cell>
          <table:table-cell table:style-name="ce45"/>
          <table:table-cell table:number-columns-repeated="1018"/>
        </table:table-row>
        <table:table-row table:style-name="ro2">
          <table:table-cell table:style-name="ce46" office:value-type="string" calcext:value-type="string">
            <text:p>C1000-1_enclosure_pcb_mount</text:p>
          </table:table-cell>
          <table:table-cell/>
          <table:table-cell office:value-type="string" calcext:value-type="string">
            <text:p>H1000-1_aluminium_enclosure</text:p>
          </table:table-cell>
          <table:table-cell/>
          <table:table-cell table:style-name="ce49" office:value-type="string" calcext:value-type="string">
            <text:p>A1000-1_rotator_controller</text:p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C1001-1_satnogs_controller</text:p>
          </table:table-cell>
          <table:table-cell/>
          <table:table-cell table:style-name="ce49" office:value-type="string" calcext:value-type="string">
            <text:p>H1000-3_aluminium_enclosu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1010-1_pg9_cable_gl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1020-1_nut_M3_din93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1030-1_screw_M3L5_din912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fill-image draw:name="A1000" xlink:href="Pictures/10000201000004C200000478D039FC47E383EB6B.png" xlink:type="simple" xlink:show="embed" xlink:actuate="onLoad"/>
    <draw:fill-image draw:name="A1010" xlink:href="Pictures/10000201000003C3000002EF6A36F95D5D541937.png" xlink:type="simple" xlink:show="embed" xlink:actuate="onLoad"/>
    <draw:fill-image draw:name="C1000-1" xlink:href="Pictures/10000201000004F4000003A6BA20552F9C1D0783.png" xlink:type="simple" xlink:show="embed" xlink:actuate="onLoad"/>
    <draw:fill-image draw:name="C1001" xlink:href="Pictures/100002010000040300000394BDCA00F33808DC38.png" xlink:type="simple" xlink:show="embed" xlink:actuate="onLoad"/>
    <draw:fill-image draw:name="C1010-1" xlink:href="Pictures/10000201000002C0000002BD405C9A1A27B14547.png" xlink:type="simple" xlink:show="embed" xlink:actuate="onLoad"/>
    <draw:fill-image draw:name="C1011" xlink:href="Pictures/10000201000002D60000028E451BC80F0D6D5438.png" xlink:type="simple" xlink:show="embed" xlink:actuate="onLoad"/>
    <draw:fill-image draw:name="C1012" xlink:href="Pictures/100002010000020600000213E4F7C6F1BD82589E.png" xlink:type="simple" xlink:show="embed" xlink:actuate="onLoad"/>
    <draw:fill-image draw:name="C1013" xlink:href="Pictures/10000201000002E8000002AEFBE626CC795E59C9.png" xlink:type="simple" xlink:show="embed" xlink:actuate="onLoad"/>
    <draw:fill-image draw:name="C1041" xlink:href="Pictures/10000201000003D20000036D839F6D8B40E90C1E.png" xlink:type="simple" xlink:show="embed" xlink:actuate="onLoad"/>
    <draw:fill-image draw:name="H1000" xlink:href="Pictures/10000201000004C20000034B68F834C0EC1DB247.png" xlink:type="simple" xlink:show="embed" xlink:actuate="onLoad"/>
    <draw:fill-image draw:name="H1010" xlink:href="Pictures/10000201000003A30000035E721CA0A5AB2DCC0A.png" xlink:type="simple" xlink:show="embed" xlink:actuate="onLoad"/>
    <draw:fill-image draw:name="H1020" xlink:href="Pictures/1000020100000270000002E5653B31FAC51267B4.png" xlink:type="simple" xlink:show="embed" xlink:actuate="onLoad"/>
    <draw:fill-image draw:name="H1030" xlink:href="Pictures/10000201000003AC0000034D49B3D2AF47CB03C6.png" xlink:type="simple" xlink:show="embed" xlink:actuate="onLoad"/>
    <draw:fill-image draw:name="H1040" xlink:href="Pictures/100002010000030B000002A7CF37BBA50F938F91.png" xlink:type="simple" xlink:show="embed" xlink:actuate="onLoad"/>
    <draw:fill-image draw:name="H1050" xlink:href="Pictures/10000201000001AB000001BACE8D3B17370CEBAE.png" xlink:type="simple" xlink:show="embed" xlink:actuate="onLoad"/>
    <draw:fill-image draw:name="H1060" xlink:href="Pictures/10000201000002E300000211BF01239031E35F08.png" xlink:type="simple" xlink:show="embed" xlink:actuate="onLoad"/>
    <draw:fill-image draw:name="H1070" xlink:href="Pictures/10000201000002F90000024760FDB187C5223261.png" xlink:type="simple" xlink:show="embed" xlink:actuate="onLoad"/>
    <draw:fill-image draw:name="H1080" xlink:href="Pictures/100002010000041E000003030B0D57CC38B7CE3A.png" xlink:type="simple" xlink:show="embed" xlink:actuate="onLoad"/>
    <draw:fill-image draw:name="H1090" xlink:href="Pictures/10000201000005340000032C78FBEF4C1D8DBDF1.png" xlink:type="simple" xlink:show="embed" xlink:actuate="onLoad"/>
    <draw:fill-image draw:name="LRS-50_5f_DSL" draw:display-name="LRS-50_DSL" xlink:href="Pictures/1000000000000253000001C8F9D91DF9759A1F05.jpg" xlink:type="simple" xlink:show="embed" xlink:actuate="onLoad"/>
    <draw:fill-image draw:name="Pololu20DRV8825" xlink:href="Pictures/1000000000000258000001E0D275F196680BB1C4.jpg" xlink:type="simple" xlink:show="embed" xlink:actuate="onLoad"/>
    <draw:fill-image draw:name="Screenshot_25_20from_25_202018-03-17_25_2016-18-42" draw:display-name="Screenshot%20from%202018-03-17%2016-18-42" xlink:href="Pictures/1000020100000A00000005A0F58C2A8DBA4ACA8A.png" xlink:type="simple" xlink:show="embed" xlink:actuate="onLoad"/>
    <draw:fill-image draw:name="ardino_5f_pro_5f_mini" draw:display-name="ardino_pro_mini" xlink:href="Pictures/100000000000025800000258C8F0ADCB72DFADD9.jpg" xlink:type="simple" xlink:show="embed" xlink:actuate="onLoad"/>
    <draw:fill-image draw:name="dc_25_20motor" draw:display-name="dc%20motor" xlink:href="Pictures/1000000000000258000001E075A195B84B5B8782.jpg" xlink:type="simple" xlink:show="embed" xlink:actuate="onLoad"/>
    <draw:fill-image draw:name="rs485" xlink:href="Pictures/1000000000000280000002803355A5C9B220A452.jpg" xlink:type="simple" xlink:show="embed" xlink:actuate="onLoad"/>
    <draw:fill-image draw:name="uart" xlink:href="Pictures/100000000000028A0000028ACEDEBFC95F3AA6E7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 style:data-style-name="N2" text:time-value="19:03:09.73095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9:24:51.832771451</dc:date>
    <meta:editing-duration>P3DT18H4M40S</meta:editing-duration>
    <meta:editing-cycles>296</meta:editing-cycles>
    <meta:generator>LibreOffice/6.0.5.2$Linux_X86_64 LibreOffice_project/00m0$Build-2</meta:generator>
    <meta:document-statistic meta:table-count="3" meta:cell-count="524" meta:object-count="0"/>
  </office:meta>
</office:document-meta>
</file>